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8e87f" officeooo:paragraph-rsid="0008e87f"/>
    </style:style>
    <style:style style:name="T1" style:family="text">
      <style:text-properties officeooo:rsid="0008db50"/>
    </style:style>
    <style:style style:name="T2" style:family="text">
      <style:text-properties officeooo:rsid="0008e8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eute Morgen <text:span text:style-name="T1">nach dem </text:span>aufwach<text:span text:style-name="T1">en </text:span>habe ich, <text:span text:style-name="T1">wie ich</text:span> es immer tue zuerst an dich gedacht. Wie sehr du mir die letzten Tage gefehlt hast und wie sehr ich jeden Moment mit dir genieße. Für mich bist du nicht nur unheimlich klug und schön sondern <text:span text:style-name="T1">einfach</text:span> <text:span text:style-name="T1">du und das ist es was ich am meisten an dir liebe</text:span>. Für mich bist du einfach die Liebe meines Lebens, <text:span text:style-name="T1">ich liebe deine natürliche Art deine wunderschönen Augen sogar deine Art sich aufzuregen und sich zu beruhigen liebe ich</text:span>. Ich verstehe das<text:span text:style-name="T1">s</text:span> die Zeit für dich im Moment schwer ist und das deine Gefühle mir gegenüber gerade nicht so stark sind <text:span text:style-name="T1">wie sie es einmal waren</text:span>. Ich wollte dir nur sagen das du mir alles bedeutes und vor allem das ich dich Liebe und immer lieben werde. <text:span text:style-name="T2">Egal was passieren m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07:58:21.607550247</meta:creation-date>
    <dc:date>2019-06-09T08:16:39.537577250</dc:date>
    <meta:editing-duration>PT7M27S</meta:editing-duration>
    <meta:editing-cycles>1</meta:editing-cycles>
    <meta:document-statistic meta:table-count="0" meta:image-count="0" meta:object-count="0" meta:page-count="1" meta:paragraph-count="1" meta:word-count="138" meta:character-count="747" meta:non-whitespace-character-count="610"/>
    <meta:generator>LibreOffice/6.0.7.3$Linux_X86_64 LibreOffice_project/00m0$Build-3</meta:generator>
  </office:meta>
</office:document-meta>
</file>